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16E0000002EC6137B990F5A3D74.png" manifest:media-type="image/png"/>
  <manifest:file-entry manifest:full-path="Pictures/1000020100000526000002D0AF5CFC75A470C9F3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cm" fo:padding-top="0cm" fo:padding-bottom="0cm" fo:padding-left="0cm" fo:padding-right="0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2435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2436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Object_20_with_20_no_20_fill_20_and_20_no_20_line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draw:image-opacity="100%" style:mirror="none"/>
    </style:style>
    <style:style style:name="gr6" style:family="graphic" style:parent-style-name="Object_20_with_20_no_20_fill_20_and_20_no_20_line">
      <style:graphic-properties draw:stroke="none" draw:stroke-dash="Dashed_20__28_var_29__20_2437" svg:stroke-width="0.019cm" svg:stroke-color="#000000" draw:marker-start="" draw:marker-start-width="0.33cm" draw:marker-start-center="false" draw:marker-end="" draw:marker-end-width="0.33cm" draw:marker-end-center="false" draw:fill="none" draw:fill-color="#99ccff" draw:opacity="10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draw:image-opacity="100%" style:mirror="none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P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5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6" style:family="paragraph">
      <loext:graphic-properties draw:fill="none" draw:fill-color="#99ccff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0.669cm" svg:y1="14.904cm" svg:x2="10.799cm" svg:y2="15.056cm">
            <text:p/>
          </draw:line>
          <draw:frame draw:style-name="gr2" draw:text-style-name="P3" draw:layer="layout" svg:width="0.244cm" svg:height="0.38cm" svg:x="10.535cm" svg:y="14.529cm">
            <draw:text-box>
              <text:p text:style-name="P2"><text:span text:style-name="T1">B</text:span></text:p>
            </draw:text-box>
          </draw:frame>
          <draw:line draw:style-name="gr3" draw:text-style-name="P4" draw:layer="layout" svg:x1="12.407cm" svg:y1="15.371cm" svg:x2="10.323cm" svg:y2="15.371cm">
            <text:p/>
          </draw:line>
          <draw:line draw:style-name="gr4" draw:text-style-name="P4" draw:layer="layout" svg:x1="10.323cm" svg:y1="15.376cm" svg:x2="10.845cm" svg:y2="14.855cm">
            <text:p/>
          </draw:line>
          <draw:frame draw:style-name="gr5" draw:text-style-name="P5" draw:layer="layout" svg:width="3.44cm" svg:height="1.881cm" svg:x="8.609cm" svg:y="13.649cm">
            <draw:image xlink:href="Pictures/1000020100000526000002D0AF5CFC75A470C9F3.png" xlink:type="simple" xlink:show="embed" xlink:actuate="onLoad">
              <text:p/>
            </draw:image>
          </draw:frame>
          <draw:frame draw:style-name="gr6" draw:text-style-name="P6" draw:layer="layout" svg:width="4.042cm" svg:height="0.503cm" draw:transform="rotate (-2.35689262189314) translate (12.109cm 13.588cm)">
            <draw:image xlink:href="Pictures/100002010000016E0000002EC6137B990F5A3D74.png" xlink:type="simple" xlink:show="embed" xlink:actuate="onLoad">
              <text:p/>
            </draw:image>
          </draw:frame>
          <draw:frame draw:style-name="gr2" draw:text-style-name="P3" draw:layer="layout" svg:width="0.244cm" svg:height="0.38cm" svg:x="10.193cm" svg:y="15.413cm">
            <draw:text-box>
              <text:p text:style-name="P2"><text:span text:style-name="T1">A</text:span></text:p>
            </draw:text-box>
          </draw:frame>
          <draw:line draw:style-name="gr1" draw:text-style-name="P1" draw:layer="layout" svg:x1="12.093cm" svg:y1="15.267cm" svg:x2="12.093cm" svg:y2="15.467cm">
            <text:p/>
          </draw:line>
          <draw:frame draw:style-name="gr2" draw:text-style-name="P3" draw:layer="layout" svg:width="0.244cm" svg:height="0.38cm" svg:x="12.017cm" svg:y="15.493cm">
            <draw:text-box>
              <text:p text:style-name="P2"><text:span text:style-name="T1">C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2435" draw:display-name="Dashed (var) 2435" draw:style="rect" draw:dots1="1" draw:dots1-length="0.002cm" draw:dots2="1" draw:dots2-length="0.002cm" draw:distance="0.002cm"/>
    <draw:stroke-dash draw:name="Dashed_20__28_var_29__20_2436" draw:display-name="Dashed (var) 2436" draw:style="rect" draw:dots1="1" draw:dots1-length="0.002cm" draw:dots2="1" draw:dots2-length="0.002cm" draw:distance="0.002cm"/>
    <draw:stroke-dash draw:name="Dashed_20__28_var_29__20_2437" draw:display-name="Dashed (var) 2437" draw:style="rect" draw:dots1="1" draw:dots1-length="0.002cm" draw:dots2="1" draw:dots2-length="0.002cm" draw:distance="0.0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6:04:52.654385946</meta:creation-date>
    <dc:date>2018-02-09T16:05:07.835310768</dc:date>
    <meta:editing-duration>PT15S</meta:editing-duration>
    <meta:editing-cycles>1</meta:editing-cycles>
    <meta:document-statistic meta:object-count="10"/>
    <meta:generator>LibreOffice/6.0.0.3$MacOSX_X86_64 LibreOffice_project/64a0f66915f38c6217de274f0aa8e15618924765</meta:generator>
  </office:meta>
</office:document-meta>
</file>